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18pt" style:font-size-asian="18pt" style:font-size-complex="18pt"/>
    </style:style>
    <style:style style:name="P3" style:family="paragraph" style:parent-style-name="Text_20_body" style:list-style-name="L1">
      <style:text-properties fo:font-size="18pt" style:font-size-asian="18pt" style:font-size-complex="18pt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fo:font-size="18pt" style:font-size-asian="18pt" style:font-size-complex="18pt"/>
    </style:style>
    <style:style style:name="P6" style:family="paragraph" style:parent-style-name="Text_20_body" style:list-style-name="L2">
      <style:text-properties fo:font-size="18pt" style:font-size-asian="18pt" style:font-size-complex="18pt"/>
    </style:style>
    <style:style style:name="P7" style:family="paragraph" style:parent-style-name="Text_20_body" style:list-style-name="L3">
      <style:paragraph-properties fo:margin-top="0in" fo:margin-bottom="0in" style:contextual-spacing="false"/>
      <style:text-properties fo:font-size="18pt" style:font-size-asian="18pt" style:font-size-complex="18pt"/>
    </style:style>
    <style:style style:name="P8" style:family="paragraph" style:parent-style-name="Text_20_body" style:list-style-name="L3">
      <style:text-properties fo:font-size="18pt" style:font-size-asian="18pt" style:font-size-complex="18pt"/>
    </style:style>
    <style:style style:name="P9" style:family="paragraph" style:parent-style-name="Text_20_body" style:list-style-name="L4">
      <style:paragraph-properties fo:margin-top="0in" fo:margin-bottom="0in" style:contextual-spacing="false"/>
      <style:text-properties fo:font-size="18pt" style:font-size-asian="18pt" style:font-size-complex="18pt"/>
    </style:style>
    <style:style style:name="P10" style:family="paragraph" style:parent-style-name="Text_20_body" style:list-style-name="L4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Emphasis"><text:span text:style-name="T1">Udvalgt: / Huskeliste: </text:span></text:span></text:span></text:p>
      <text:list xml:id="list4079456422" text:style-name="L1">
        <text:list-item>
          <text:p text:style-name="P2">Note-ringbind </text:p>
        </text:list-item>
        <text:list-item>
          <text:p text:style-name="P2">2 Staffelier til noter </text:p>
        </text:list-item>
        <text:list-item>
          <text:p text:style-name="P2">lille kiste (Lars Nielsen) </text:p>
        </text:list-item>
        <text:list-item>
          <text:p text:style-name="P2">Bærbar, med oplader, USB-ledn, laser-ptr, </text:p>
        </text:list-item>
        <text:list-item>
          <text:p text:style-name="P2">HDMI-kabler (1/3/10 m) </text:p>
        </text:list-item>
        <text:list-item>
          <text:p text:style-name="P3">mobil </text:p>
        </text:list-item>
      </text:list>
      <text:p text:style-name="P4">Til Ophæng:</text:p>
      <text:list xml:id="list413853980" text:style-name="L2">
        <text:list-item>
          <text:p text:style-name="P5">Egemosegård, foto + maleri </text:p>
        </text:list-item>
        <text:list-item>
          <text:p text:style-name="P5">Mors maleri af Kraul </text:p>
        </text:list-item>
        <text:list-item>
          <text:p text:style-name="P6">Fam. Lars Nielsen<text:line-break/>Ialt 4 stk. </text:p>
        </text:list-item>
      </text:list>
      <text:p text:style-name="P4">Gamle Bøger:</text:p>
      <text:list xml:id="list3149346578" text:style-name="L3">
        <text:list-item>
          <text:p text:style-name="P7">Niels Nielsens notesbog </text:p>
        </text:list-item>
        <text:list-item>
          <text:p text:style-name="P7">Da enhver fik sit </text:p>
        </text:list-item>
        <text:list-item>
          <text:p text:style-name="P7">Marens Larsdatters skudsmålsbog </text:p>
        </text:list-item>
        <text:list-item>
          <text:p text:style-name="P8">Fars hæfte </text:p>
        </text:list-item>
      </text:list>
      <text:p text:style-name="P4">Nye bøger</text:p>
      <text:list xml:id="list3419607063" text:style-name="L4">
        <text:list-item>
          <text:p text:style-name="P9">Michael Larsen </text:p>
        </text:list-item>
        <text:list-item>
          <text:p text:style-name="P9">Allan Vendeldorf </text:p>
        </text:list-item>
        <text:list-item>
          <text:p text:style-name="P9">Mads Th. </text:p>
        </text:list-item>
        <text:list-item>
          <text:p text:style-name="P9">Svagin </text:p>
        </text:list-item>
        <text:list-item>
          <text:p text:style-name="P10">Minutmillionærer<text:line-break/>Ialt 5 stk. 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6:25:56.624926912</meta:creation-date>
    <dc:date>2026-04-09T05:20:41.385783444</dc:date>
    <meta:editing-duration>P22DT12H44M34S</meta:editing-duration>
    <meta:editing-cycles>1</meta:editing-cycles>
    <meta:document-statistic meta:table-count="0" meta:image-count="0" meta:object-count="0" meta:page-count="1" meta:paragraph-count="22" meta:word-count="82" meta:character-count="448" meta:non-whitespace-character-count="387"/>
    <meta:generator>LibreOffice/7.3.7.2$Linux_X86_64 LibreOffice_project/30$Build-2</meta:generator>
  </office:meta>
</office:document-meta>
</file>